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Size 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ina Martins</meta:initial-creator>
    <meta:creation-date>2017-11-05T23:12:02.944177184</meta:creation-date>
    <dc:date>2017-11-05T23:22:21.873010502</dc:date>
    <dc:creator>Francisco Pina Martins</dc:creator>
    <meta:editing-duration>PT10M18S</meta:editing-duration>
    <meta:editing-cycles>3</meta:editing-cycles>
    <meta:generator>LibreOffice/5.4.2.2.0$Linux_X86_64 LibreOffice_project/40m0$Build-2</meta:generator>
    <meta:document-statistic meta:table-count="1" meta:cell-count="3399" meta:object-count="0"/>
  </office:meta>
</office:document-meta>
</file>